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pannung</text:p>
          </table:table-cell>
          <table:table-cell office:value-type="string">
            <text:p>ladung</text:p>
          </table:table-cell>
          <table:table-cell office:value-type="string">
            <text:p>ladestand</text:p>
          </table:table-cell>
          <table:table-cell table:number-columns-repeated="2"/>
        </table:table-row>
        <table:table-row table:style-name="ro2">
          <table:table-cell table:style-name="ce1" office:value-type="float" office:value="3.06">
            <text:p>3,06</text:p>
          </table:table-cell>
          <table:table-cell office:value-type="float" office:value="0">
            <text:p>0</text:p>
          </table:table-cell>
          <table:table-cell table:formula="of:=[.B2]/[.$B$8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.74">
            <text:p>3,74</text:p>
          </table:table-cell>
          <table:table-cell office:value-type="float" office:value="100">
            <text:p>100</text:p>
          </table:table-cell>
          <table:table-cell table:formula="of:=[.B3]/[.$B$8]" office:value-type="float" office:value="0.142857142857143">
            <text:p>0,1428571429</text:p>
          </table:table-cell>
          <table:table-cell table:number-columns-repeated="2"/>
        </table:table-row>
        <table:table-row table:style-name="ro2">
          <table:table-cell office:value-type="float" office:value="3.81">
            <text:p>3,81</text:p>
          </table:table-cell>
          <table:table-cell office:value-type="float" office:value="200">
            <text:p>200</text:p>
          </table:table-cell>
          <table:table-cell table:formula="of:=[.B4]/[.$B$8]" office:value-type="float" office:value="0.285714285714286">
            <text:p>0,2857142857</text:p>
          </table:table-cell>
          <table:table-cell/>
          <table:table-cell>
            <draw:frame table:end-cell-address="Tabelle1.P42" table:end-x="1.617cm" table:end-y="0.14cm" draw:z-index="0" draw:style-name="gr1" svg:width="25.536cm" svg:height="17.128cm" svg:x="0.92cm" svg:y="0.193cm">
              <draw:object draw:notify-on-update-of-ranges="Tabelle1.A1:Tabelle1.A1 Tabelle1.A2:Tabelle1.A8 Tabelle1.C1:Tabelle1.C1 Tabelle1.C2:Tabelle1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3.95">
            <text:p>3,95</text:p>
          </table:table-cell>
          <table:table-cell office:value-type="float" office:value="400">
            <text:p>400</text:p>
          </table:table-cell>
          <table:table-cell table:formula="of:=[.B5]/[.$B$8]" office:value-type="float" office:value="0.571428571428571">
            <text:p>0,5714285714</text:p>
          </table:table-cell>
          <table:table-cell table:number-columns-repeated="2"/>
        </table:table-row>
        <table:table-row table:style-name="ro2">
          <table:table-cell office:value-type="float" office:value="4.05">
            <text:p>4,05</text:p>
          </table:table-cell>
          <table:table-cell office:value-type="float" office:value="500">
            <text:p>500</text:p>
          </table:table-cell>
          <table:table-cell table:formula="of:=[.B6]/[.$B$8]" office:value-type="float" office:value="0.714285714285714">
            <text:p>0,7142857143</text:p>
          </table:table-cell>
          <table:table-cell table:number-columns-repeated="2"/>
        </table:table-row>
        <table:table-row table:style-name="ro2">
          <table:table-cell office:value-type="float" office:value="4.12">
            <text:p>4,12</text:p>
          </table:table-cell>
          <table:table-cell office:value-type="float" office:value="600">
            <text:p>600</text:p>
          </table:table-cell>
          <table:table-cell table:formula="of:=[.B7]/[.$B$8]" office:value-type="float" office:value="0.857142857142857">
            <text:p>0,8571428571</text:p>
          </table:table-cell>
          <table:table-cell table:number-columns-repeated="2"/>
        </table:table-row>
        <table:table-row table:style-name="ro2">
          <table:table-cell office:value-type="float" office:value="4.17">
            <text:p>4,17</text:p>
          </table:table-cell>
          <table:table-cell office:value-type="float" office:value="700">
            <text:p>700</text:p>
          </table:table-cell>
          <table:table-cell table:formula="of:=[.B8]/[.$B$8]" office:value-type="float" office:value="1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vin</text:p>
          </table:table-cell>
          <table:table-cell/>
          <table:table-cell office:value-type="string">
            <text:p>adch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14]/[.A14]" office:value-type="float" office:value="0.244498777506112">
            <text:p>0,2444987775</text:p>
          </table:table-cell>
          <table:table-cell/>
        </table:table-row>
        <table:table-row table:style-name="ro2">
          <table:table-cell/>
          <table:table-cell office:value-type="float" office:value="1.1">
            <text:p>1,1</text:p>
          </table:table-cell>
          <table:table-cell office:value-type="float" office:value="255">
            <text:p>255</text:p>
          </table:table-cell>
          <table:table-cell table:formula="of:=[.C13]/[.B13]" office:value-type="float" office:value="231.818181818182">
            <text:p>231,8181818182</text:p>
          </table:table-cell>
          <table:table-cell/>
        </table:table-row>
        <table:table-row table:style-name="ro2">
          <table:table-cell office:value-type="float" office:value="4.09">
            <text:p>4,09</text:p>
          </table:table-cell>
          <table:table-cell office:value-type="float" office:value="1">
            <text:p>1</text:p>
          </table:table-cell>
          <table:table-cell table:formula="of:=[.$D$13]*[.B14]" office:value-type="float" office:value="231.818181818182">
            <text:p>231,8181818182</text:p>
          </table:table-cell>
          <table:table-cell table:number-columns-repeated="2"/>
        </table:table-row>
        <table:table-row table:style-name="ro2">
          <table:table-cell office:value-type="float" office:value="3.5">
            <text:p>3,5</text:p>
          </table:table-cell>
          <table:table-cell office:value-type="float" office:value="0.72">
            <text:p>0,72</text:p>
          </table:table-cell>
          <table:table-cell table:formula="of:=[.$D$13]*[.B15]" office:value-type="float" office:value="166.909090909091">
            <text:p>166,9090909091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.74">
            <text:p>3,74</text:p>
          </table:table-cell>
          <table:table-cell table:formula="of:=[.A17]*[.D12]" office:value-type="float" office:value="0.914425427872861">
            <text:p>0,9144254279</text:p>
          </table:table-cell>
          <table:table-cell table:formula="of:=[.$D$13]*[.B17]" office:value-type="float" office:value="211.9804400978">
            <text:p>211,9804400978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4.08.2012</text:date>, <text:time>22:4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4T10:37:13.85</meta:creation-date>
    <dc:date>2012-08-04T22:44:55.46</dc:date>
    <meta:editing-duration>PT9H51M50S</meta:editing-duration>
    <meta:editing-cycles>1</meta:editing-cycles>
    <meta:document-statistic meta:table-count="3" meta:cell-count="41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537cm" svg:height="17.129cm" xlink:href=".." xlink:type="simple" chart:class="chart:scatter" chart:style-name="ch1">
        <chart:legend chart:legend-position="end" svg:x="23.246cm" svg:y="8.256cm" chart:style-name="ch2"/>
        <chart:plot-area chart:style-name="ch3" table:cell-range-address="Tabelle1.A1:Tabelle1.A8 Tabelle1.C1:Tabelle1.C8" chart:data-source-has-labels="row" svg:x="0.96cm" svg:y="1.503cm" svg:width="21.266cm" svg:height="14.864cm">
          <chartooo:coordinate-region svg:x="1.687cm" svg:y="1.716cm" svg:width="20.299cm" svg:height="13.9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8" chart:label-cell-address="Tabelle1.C1:Tabelle1.C1" chart:class="chart:scatter">
            <chart:domain table:cell-range-address="Tabelle1.A2:Tabelle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adestand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6">
                <text:p>3.06</text:p>
                <draw:g>
                  <svg:desc>Tabelle1.A2:Tabelle1.A8</svg:desc>
                </draw:g>
              </table:table-cell>
              <table:table-cell office:value-type="float" office:value="0">
                <text:p>0</text:p>
                <draw:g>
                  <svg:desc>Tabelle1.C2:Tabelle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4">
                <text:p>3.7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1">
                <text:p>3.8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">
                <text:p>3.9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2">
                <text:p>4.1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7">
                <text:p>4.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